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32b4" officeooo:paragraph-rsid="000432b4"/>
    </style:style>
    <style:style style:name="P2" style:family="paragraph" style:parent-style-name="Standard">
      <style:text-properties officeooo:rsid="000432b4" officeooo:paragraph-rsid="000a6a56"/>
    </style:style>
    <style:style style:name="P3" style:family="paragraph" style:parent-style-name="Standard">
      <style:text-properties officeooo:rsid="00053bc2" officeooo:paragraph-rsid="00053bc2"/>
    </style:style>
    <style:style style:name="P4" style:family="paragraph" style:parent-style-name="Standard">
      <style:text-properties style:font-name="Courier 10 Pitch" fo:font-weight="bold" officeooo:rsid="000a6a56" officeooo:paragraph-rsid="000a6a56" style:font-weight-asian="bold" style:font-weight-complex="bold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Standard">
      <style:text-properties officeooo:rsid="000a6a56" officeooo:paragraph-rsid="000a6a56"/>
    </style:style>
    <style:style style:name="P7" style:family="paragraph" style:parent-style-name="Standard" style:list-style-name="L1">
      <style:text-properties officeooo:rsid="000432b4" officeooo:paragraph-rsid="000432b4"/>
    </style:style>
    <style:style style:name="P8" style:family="paragraph" style:parent-style-name="Standard" style:list-style-name="L2">
      <style:text-properties officeooo:rsid="000432b4" officeooo:paragraph-rsid="0008dd4a"/>
    </style:style>
    <style:style style:name="P9" style:family="paragraph" style:parent-style-name="Standard" style:list-style-name="L2">
      <style:text-properties officeooo:rsid="000432b4" officeooo:paragraph-rsid="000727e4"/>
    </style:style>
    <style:style style:name="P10" style:family="paragraph" style:parent-style-name="Standard" style:list-style-name="L2">
      <style:text-properties officeooo:rsid="000432b4" officeooo:paragraph-rsid="000432b4"/>
    </style:style>
    <style:style style:name="P11" style:family="paragraph" style:parent-style-name="Standard" style:list-style-name="L2">
      <style:text-properties officeooo:rsid="00053bc2" officeooo:paragraph-rsid="00053bc2"/>
    </style:style>
    <style:style style:name="T1" style:family="text">
      <style:text-properties officeooo:rsid="000727e4"/>
    </style:style>
    <style:style style:name="T2" style:family="text">
      <style:text-properties officeooo:rsid="0008dd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ython SQL Exercise</text:h>
      <text:p text:style-name="P1"/>
      <text:p text:style-name="P1">Create a menu program that handles a database for students.</text:p>
      <text:p text:style-name="P1"/>
      <text:p text:style-name="P2">If needed the database and its tables will be created if it doesn’t exist.</text:p>
      <text:p text:style-name="P2"/>
      <text:p text:style-name="P6">it will create the following table if it doesn't exists:</text:p>
      <text:p text:style-name="P4"><text:bookmark-start text:name="__DdeLink__64_1375787981"/>CREATE TABLE IF NOT EXISTS student (</text:p>
      <text:p text:style-name="P4"><text:s text:c="4"/>fname TEXT,</text:p>
      <text:p text:style-name="P4"><text:s text:c="4"/>lname TEXT,</text:p>
      <text:p text:style-name="P4"><text:s text:c="4"/>score INT);<text:bookmark-end text:name="__DdeLink__64_1375787981"/></text:p>
      <text:p text:style-name="P1"/>
      <text:p text:style-name="P1">Each student will have:</text:p>
      <text:list xml:id="list1133275366115041463" text:style-name="L1">
        <text:list-item>
          <text:p text:style-name="P7">First Name</text:p>
        </text:list-item>
        <text:list-item>
          <text:p text:style-name="P7">Last Name</text:p>
        </text:list-item>
        <text:list-item>
          <text:p text:style-name="P7">Final Score</text:p>
        </text:list-item>
      </text:list>
      <text:p text:style-name="P1"/>
      <text:p text:style-name="P1">The menu will have the following options:</text:p>
      <text:list xml:id="list179377075880609335" text:style-name="L2">
        <text:list-item>
          <text:p text:style-name="P8">Show All students<text:line-break/><text:span text:style-name="T1">(print "there are no students" if the table is empty)</text:span></text:p>
          <text:p text:style-name="P8"/>
        </text:list-item>
        <text:list-item>
          <text:p text:style-name="P9">Add a new Student<text:line-break/><text:span text:style-name="T1">(read first and last name and score from the user and add it to the DB)<text:line-break/></text:span></text:p>
        </text:list-item>
        <text:list-item>
          <text:p text:style-name="P10"><text:span text:style-name="T2">Show by score<text:line-break/>(</text:span>Read score and Show all students with the same or higher score<text:span text:style-name="T2">)<text:line-break/></text:span></text:p>
        </text:list-item>
        <text:list-item>
          <text:p text:style-name="P11">Quit the program</text:p>
        </text:list-item>
      </text:list>
      <text:p text:style-name="P3"/>
      <text:p text:style-name="P3">Note: Beware of sql injection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8:06:32.714484619</meta:creation-date>
    <dc:date>2017-08-31T19:21:27.775006678</dc:date>
    <meta:editing-duration>PT52M4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30" meta:character-count="681" meta:non-whitespace-character-count="562"/>
  </office:meta>
</office:document-meta>
</file>